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2000001E243D2EFF3F66C5134.png" manifest:media-type="image/png"/>
  <manifest:file-entry manifest:full-path="Pictures/1000000000000320000003201875D077D29D5C14.png" manifest:media-type="image/png"/>
  <manifest:file-entry manifest:full-path="Pictures/10000001000005000000034F3CE53C9B03B23A5D.png" manifest:media-type="image/png"/>
  <manifest:file-entry manifest:full-path="Pictures/100000000000006E0000008BED3BD4FCD104FD09.png" manifest:media-type="image/png"/>
  <manifest:file-entry manifest:full-path="Pictures/100000000000013E0000009F823A4ED556FE87A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355cm, 11.48cm, 6.703cm, 6.098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49cm, 0cm, 0cm, 0cm)" draw:image-opacity="100%" style:mirror="none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ctwithoutfill">
      <style:graphic-properties svg:stroke-color="#000000" draw:marker-start="Arrowheads_20_1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8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start="" draw:marker-end="Arrowheads_20_2" draw:marker-end-width="0.3cm" draw:fill="none" draw:textarea-vertical-align="middl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0.374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en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787cm" svg:height="5.846cm" draw:transform="rotate (-1.5694000633933) translate (17.641cm 6.222cm)">
          <draw:image xlink:href="Pictures/1000000000000282000001E243D2EFF3F66C5134.png" xlink:type="simple" xlink:show="embed" xlink:actuate="onLoad" draw:mime-type="image/png">
            <text:p/>
          </draw:image>
        </draw:frame>
        <draw:frame draw:style-name="gr2" draw:text-style-name="P1" draw:layer="layout" svg:width="1.895cm" svg:height="3.759cm" svg:x="6.117cm" svg:y="11.793cm">
          <draw:image xlink:href="Pictures/1000000000000320000003201875D077D29D5C14.png" xlink:type="simple" xlink:show="embed" xlink:actuate="onLoad" draw:mime-type="image/png">
            <text:p/>
          </draw:image>
        </draw:frame>
        <draw:frame draw:style-name="gr3" draw:text-style-name="P1" draw:layer="layout" svg:width="0.916cm" svg:height="0.953cm" svg:x="4.557cm" svg:y="13.698cm">
          <draw:image xlink:href="Pictures/100000000000006E0000008BED3BD4FCD104FD09.png" xlink:type="simple" xlink:show="embed" xlink:actuate="onLoad" draw:mime-type="image/png">
            <text:p/>
          </draw:image>
        </draw:frame>
        <draw:line draw:style-name="gr4" draw:text-style-name="P1" draw:layer="layout" svg:x1="5.017cm" svg:y1="13.698cm" svg:x2="5.017cm" svg:y2="13.063cm">
          <text:p/>
        </draw:line>
        <draw:line draw:style-name="gr4" draw:text-style-name="P2" draw:layer="layout" svg:x1="5.017cm" svg:y1="13.063cm" svg:x2="6.425cm" svg:y2="13.063cm">
          <text:p/>
        </draw:line>
        <draw:line draw:style-name="gr4" draw:text-style-name="P1" draw:layer="layout" svg:x1="12.463cm" svg:y1="12.002cm" svg:x2="7.9cm" svg:y2="12.001cm">
          <text:p/>
        </draw:line>
        <draw:frame draw:style-name="gr5" draw:text-style-name="P2" draw:layer="layout" svg:width="1.005cm" svg:height="0.503cm" draw:transform="rotate (-1.56678206951531) translate (12.051cm 10.917cm)">
          <draw:image xlink:href="Pictures/100000000000013E0000009F823A4ED556FE87A1.png" xlink:type="simple" xlink:show="embed" xlink:actuate="onLoad" draw:mime-type="image/png">
            <text:p text:style-name="P3"><text:s/></text:p>
          </draw:image>
        </draw:frame>
        <draw:line draw:style-name="gr4" draw:text-style-name="P1" draw:layer="layout" svg:x1="12.472cm" svg:y1="10.824cm" svg:x2="11.16cm" svg:y2="10.824cm">
          <text:p/>
        </draw:line>
        <draw:line draw:style-name="gr6" draw:text-style-name="P1" draw:layer="layout" svg:x1="11.7cm" svg:y1="12.004cm" svg:x2="11.703cm" svg:y2="12.004cm">
          <text:p/>
        </draw:line>
        <draw:frame draw:style-name="gr7" draw:text-style-name="P4" draw:layer="layout" svg:width="1.588cm" svg:height="0.806cm" svg:x="10.524cm" svg:y="10.989cm">
          <draw:text-box>
            <text:p><text:span text:style-name="T1">1kΩ</text:span></text:p>
          </draw:text-box>
        </draw:frame>
        <draw:frame draw:style-name="gr3" draw:text-style-name="P1" draw:layer="layout" svg:width="0.916cm" svg:height="0.953cm" svg:x="10.879cm" svg:y="6.714cm">
          <draw:image xlink:href="Pictures/100000000000006E0000008BED3BD4FCD104FD09.png" xlink:type="simple" xlink:show="embed" xlink:actuate="onLoad" draw:mime-type="image/png">
            <text:p/>
          </draw:image>
        </draw:frame>
        <draw:line draw:style-name="gr4" draw:text-style-name="P1" draw:layer="layout" svg:x1="12.87cm" svg:y1="6.715cm" svg:x2="11.32cm" svg:y2="6.715cm">
          <text:p/>
        </draw:line>
        <draw:line draw:style-name="gr4" draw:text-style-name="P1" draw:layer="layout" svg:x1="12.87cm" svg:y1="7.35cm" svg:x2="12.87cm" svg:y2="6.715cm">
          <text:p/>
        </draw:line>
        <draw:line draw:style-name="gr8" draw:text-style-name="P1" draw:layer="layout" svg:x1="13.171cm" svg:y1="7.369cm" svg:x2="13.171cm" svg:y2="5.178cm">
          <text:p/>
        </draw:line>
        <draw:frame draw:style-name="gr7" draw:text-style-name="P4" draw:layer="layout" svg:width="2.024cm" svg:height="0.806cm" svg:x="12.311cm" svg:y="4.492cm">
          <draw:text-box>
            <text:p><text:span text:style-name="T1">7..12V</text:span></text:p>
          </draw:text-box>
        </draw:frame>
        <draw:line draw:style-name="gr9" draw:text-style-name="P1" draw:layer="layout" svg:x1="11.16cm" svg:y1="10.827cm" svg:x2="11.16cm" svg:y2="9.875cm">
          <text:p/>
        </draw:line>
        <draw:frame draw:style-name="gr7" draw:text-style-name="P4" draw:layer="layout" svg:width="1.195cm" svg:height="0.806cm" svg:x="10.6cm" svg:y="9.252cm">
          <draw:text-box>
            <text:p><text:span text:style-name="T1">5V</text:span></text:p>
          </draw:text-box>
        </draw:frame>
        <draw:line draw:style-name="gr6" draw:text-style-name="P1" draw:layer="layout" svg:x1="11.693cm" svg:y1="10.824cm" svg:x2="11.696cm" svg:y2="10.824cm">
          <text:p/>
        </draw:line>
        <draw:frame draw:style-name="gr10" draw:text-style-name="P5" draw:layer="layout" svg:width="2.129cm" svg:height="3.54cm" svg:x="19.508cm" svg:y="8.132cm">
          <draw:image xlink:href="Pictures/10000001000005000000034F3CE53C9B03B23A5D.png" xlink:type="simple" xlink:show="embed" xlink:actuate="onLoad" draw:mime-type="image/png">
            <text:p/>
          </draw:image>
        </draw:frame>
        <draw:line draw:style-name="gr4" draw:text-style-name="P1" draw:layer="layout" svg:x1="19.519cm" svg:y1="10.906cm" svg:x2="17.042cm" svg:y2="10.906cm">
          <text:p/>
        </draw:line>
        <draw:frame draw:style-name="gr3" draw:text-style-name="P1" draw:layer="layout" svg:width="0.916cm" svg:height="0.953cm" svg:x="18.462cm" svg:y="9.472cm">
          <draw:image xlink:href="Pictures/100000000000006E0000008BED3BD4FCD104FD09.png" xlink:type="simple" xlink:show="embed" xlink:actuate="onLoad" draw:mime-type="image/png">
            <text:p/>
          </draw:image>
        </draw:frame>
        <draw:line draw:style-name="gr4" draw:text-style-name="P1" draw:layer="layout" svg:x1="19.508cm" svg:y1="9.471cm" svg:x2="18.917cm" svg:y2="9.472cm">
          <text:p/>
        </draw:line>
        <draw:line draw:style-name="gr4" draw:text-style-name="P1" draw:layer="layout" svg:x1="19.508cm" svg:y1="10.679cm" svg:x2="19.508cm" svg:y2="9.471cm">
          <text:p/>
        </draw:line>
        <draw:line draw:style-name="gr9" draw:text-style-name="P1" draw:layer="layout" svg:x1="17.827cm" svg:y1="10.806cm" svg:x2="17.827cm" svg:y2="9.536cm">
          <text:p/>
        </draw:line>
        <draw:line draw:style-name="gr9" draw:text-style-name="P1" draw:layer="layout" svg:x1="11.16cm" svg:y1="10.828cm" svg:x2="11.16cm" svg:y2="9.876cm">
          <text:p/>
        </draw:line>
        <draw:frame draw:style-name="gr7" draw:text-style-name="P4" draw:layer="layout" svg:width="1.195cm" svg:height="0.806cm" svg:x="17.267cm" svg:y="8.901cm">
          <draw:text-box>
            <text:p><text:span text:style-name="T1">5V</text:span></text:p>
          </draw:text-box>
        </draw:frame>
        <draw:line draw:style-name="gr4" draw:text-style-name="P1" draw:layer="layout" svg:x1="19.514cm" svg:y1="10.81cm" svg:x2="17.827cm" svg:y2="10.80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3T05:57:48.994990742</meta:creation-date>
    <dc:date>2022-04-29T10:02:49.746000000</dc:date>
    <meta:editing-duration>PT19M36S</meta:editing-duration>
    <meta:editing-cycles>5</meta:editing-cycles>
    <meta:generator>LibreOffice/7.3.1.3$Windows_X86_64 LibreOffice_project/a69ca51ded25f3eefd52d7bf9a5fad8c90b87951</meta:generator>
    <meta:print-date>2022-04-29T10:00:42.263000000</meta:print-date>
    <meta:document-statistic meta:object-count="27"/>
  </office:meta>
</office:document-meta>
</file>